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FreeSans1" svg:font-family="FreeSans" style:font-family-generic="swiss"/>
    <style:font-face style:name="Times New Roman" svg:font-family="'Times New Roman'" style:font-family-generic="roman" style:font-pitch="variable"/>
    <style:font-face style:name="Andale Sans UI1"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Times New Roman1" svg:font-family="'Times New Roman'" style:font-family-generic="swiss" style:font-pitch="variable"/>
    <style:font-face style:name="FreeSans" svg:font-family="FreeSans" style:font-family-generic="system" style:font-pitch="variable"/>
    <style:font-face style:name="UKIJ CJK" svg:font-family="'UKIJ CJK'"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32pt" style:font-size-asian="32pt" style:font-size-complex="32pt"/>
    </style:style>
    <style:style style:name="P2" style:family="paragraph" style:parent-style-name="Standard">
      <style:paragraph-properties fo:text-align="center" style:justify-single-word="false"/>
      <style:text-properties style:font-name="Arial" fo:font-size="16pt" style:font-size-asian="14pt" style:font-size-complex="16pt"/>
    </style:style>
    <style:style style:name="P3" style:family="paragraph" style:parent-style-name="Text_20_body">
      <style:paragraph-properties fo:text-align="justify" style:justify-single-word="false"/>
    </style:style>
    <style:style style:name="P4" style:family="paragraph" style:parent-style-name="Standard" style:master-page-name="Standard">
      <style:paragraph-properties fo:text-align="center" style:justify-single-word="false" style:page-number="auto"/>
      <style:text-properties style:font-name="Arial" fo:font-size="32pt" style:font-size-asian="32pt" style:font-size-complex="32pt"/>
    </style:style>
    <style:style style:name="P5" style:family="paragraph" style:parent-style-name="Standard">
      <style:paragraph-properties fo:text-align="center" style:justify-single-word="false"/>
      <style:text-properties style:font-name="Arial" fo:font-size="16pt" style:font-size-asian="14pt" style:font-size-complex="16pt"/>
    </style:style>
    <style:style style:name="P6" style:family="paragraph" style:parent-style-name="Standard">
      <style:paragraph-properties fo:text-align="center" style:justify-single-word="false"/>
      <style:text-properties style:font-name="Arial" fo:font-size="16pt" fo:font-style="italic" style:font-size-asian="14pt" style:font-style-asian="italic" style:font-size-complex="16pt" style:font-style-complex="italic"/>
    </style:style>
    <style:style style:name="P7" style:family="paragraph" style:parent-style-name="Text_20_body">
      <style:paragraph-properties fo:text-align="justify" style:justify-single-word="false"/>
    </style:style>
    <style:style style:name="P8" style:family="paragraph" style:parent-style-name="Text_20_body" style:list-style-name="L1">
      <style:paragraph-properties fo:text-align="justify" style:justify-single-word="false"/>
    </style:style>
    <style:style style:name="P9" style:family="paragraph" style:parent-style-name="Heading_20_1">
      <style:paragraph-properties fo:text-align="justify" style:justify-single-word="false"/>
    </style:style>
    <style:style style:name="P10"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fo:color="#ff0000"/>
    </style:style>
    <style:style style:name="T2" style:family="text">
      <style:text-properties style:use-window-font-color="true" style:text-outline="false" style:text-line-through-style="none" style:text-position="0% 100%" style:font-name="Andale Sans UI"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UKIJ CJ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1">Microbit</text:p>
      <text:p text:style-name="P2"/>
      <text:p text:style-name="P2">Software per la gestione di micro-pagamenti in Bitcoin</text:p>
      <text:p text:style-name="P2"/>
      <text:p text:style-name="P2"/>
      <text:p text:style-name="P6">Martino Salvetti, 149722</text:p>
      <text:p text:style-name="P6"/>
      <text:p text:style-name="P6"/>
      <text:h text:style-name="P9" text:outline-level="1">Introduzione</text:h>
      <text:p text:style-name="P3">Questo progetto prevede la realizzazione di una applicazione web mediante EJB 3.1, JSP, il layer di persistenza Hibernate e il DBMS MySQL. È stato utilizzato l'ambiente di sviluppo Eclipse Juno con il relativo plugin Web Tool Platform (WTP) e il client ufficiale del progetto Bitcoin.</text:p>
      <text:p text:style-name="P3">L'applicazione realizzata si occupa di gestire dei conti degli utenti e i relativi trasferimenti fra gli utenti stessi e con tutta la rete Bitcoin.</text:p>
      <text:p text:style-name="P3">L'applicazione tiene traccia delle transazioni interne (fra gli utenti) ed esterne (attraverso la rete Bitcoin) al server e permette agli utenti di visualizzare le transazioni in cui sono direttamente coinvolti.</text:p>
      <text:p text:style-name="P3">Bitcoin è una moneta elettronica P2P nata nel 2009; essa è la prima implementazione del concetto di cybermoneta descritto nel 1998 da Wei Dai<office:annotation><dc:creator>Martino Salvetti</dc:creator><dc:date>2013-01-24T18:15:24</dc:date><text:p text:style-name="P10"><text:span text:style-name="T2">it.bitcoin.it Ref </text:span></text:p></office:annotation>; esso è basato sull'idea dell'uso della crittografia per controllare la creazione e il trasferimento di moneta, invece di appoggiarsi ad autorità centrali. Ad oggi, un Bitcoin (BTC) è valutato 14€<office:annotation><dc:creator>Martino Salvetti</dc:creator><dc:date>2013-01-24T18:22:01</dc:date><text:p text:style-name="P10"><text:span text:style-name="T2">Ref mtgox.com, 24/1/13</text:span></text:p></office:annotation>, il valore è determinato unicamente dalle offerte di altre valute e beni e servizi in cambio di Bitcoin, cioè esso segue il libero mercato.</text:p>
      <text:p text:style-name="P3"><text:tab/>P<text:span text:style-name="T1">roject goals and descriptio</text:span>n</text:p>
      <text:h text:style-name="Heading_20_1" text:outline-level="1">Obiettivi e descrizione del progetto</text:h>
      <text:p text:style-name="P3">La necessità di realizzare un sito per agevolare il pagamento di piccoli importi in Bitcoin è dettata da alcune caratteristiche delle rete P2P che la rendono non adatta un utilizzo di questo tipo.</text:p>
      <text:p text:style-name="P3">Bitcoin prevede un costo di minimo per transazioni<office:annotation><dc:creator>Martino Salvetti</dc:creator><dc:date>2013-01-25T12:13:09</dc:date><text:p text:style-name="P10"><text:span text:style-name="T2">Ref https://en.bitcoin.it/wiki/Transaction_fee#Rules_for_calculating_minimum_fees</text:span></text:p></office:annotation> con importo inferiore a una quota (0.01BTC per transazioni inferiori a 0.01BTC, per le altre ci sono regole più complesse); inoltre, le transazioni richiedono in media 10 minuti per venir confermate (cioè per venire incluse in un blocco<text:note text:id="ftn1" text:note-class="footnote"><text:note-citation>1</text:note-citation><text:note-body><text:p text:style-name="Footnote">Le transazioni sono memorizzate in una catena di blocchi globale. Ogni blocco include una Proof of Work, la cui difficoltà viene calcolata dinamicamente in base alla potenza di calcolo dell'intera rete Bitcoin; in questo modo viene regolata la frequenza dei blocchi e si garantisce la sicurezza della rete.</text:p></text:note-body></text:note>). </text:p>
      <text:p text:style-name="P3">Si potrebbe osservare che progettare un'applicazione centralizzata per supportare un'architettura P2P comporta la perdita dei molti vantaggi che suddetta architettura ha introdotto. Per questo motivo gli utenti di Microbit possono essere identificati dal loro indirizzo Bitcoin associato; in questo modo, nel caso in cui l'applicazione centralizzata non dovesse essere disponibile per un malfunzionamento o per sovraccarico, i pagamenti non verrebbero interrotti ma potrebbero essere effettuati direttamente mediante Bitcoin. In questa situazione, si perderebbero i vantaggi forniti dall'applicazione web, ma si potrebbe comunque continuare ad operare.</text:p>
      <text:p text:style-name="P3"><text:soft-page-break/>L'applicazione dovrà fornire tre funzionalità:</text:p>
      <text:list xml:id="list2072805362" text:style-name="L1">
        <text:list-item>
          <text:p text:style-name="P8">l'invio dei pagamenti verso utenti dell'applicazione e verso utenti esterni della rete Bitcoin;</text:p>
        </text:list-item>
        <text:list-item>
          <text:p text:style-name="P8">fornire una rubrica che permetta di assegnare un nome a un indirizzo Bitcoin oppure a un id Microbit;</text:p>
        </text:list-item>
        <text:list-item>
          <text:p text:style-name="P8">visualizzazione dei pagamenti effettuati e degli accrediti ricevuti.</text:p>
        </text:list-item>
      </text:list>
      <text:p text:style-name="P3">R<text:span text:style-name="T1">equirement analysi</text:span>s</text:p>
      <text:h text:style-name="Heading_20_1" text:outline-level="1">Analisi dei requisiti</text:h>
      <text:p text:style-name="P3"/>
      <text:p text:style-name="P3">O<text:span text:style-name="T1">verall descriptio</text:span>n</text:p>
      <text:p text:style-name="P3">S<text:span text:style-name="T1">ystem Users (“actors”</text:span>)</text:p>
      <text:p text:style-name="P3">S<text:span text:style-name="T1">ystem entities (“things”</text:span>)</text:p>
      <text:p text:style-name="P3">P<text:span text:style-name="T1">ossible user action</text:span>s</text:p>
      <text:p text:style-name="P3">Functional requirements (optional)</text:p>
      <text:p text:style-name="P3">Non- functional requirements (optional)</text:p>
      <text:p text:style-name="P3">Design</text:p>
      <text:p text:style-name="P3">Use case diagrams</text:p>
      <text:p text:style-name="P3">Activity diagrams (optional)</text:p>
      <text:p text:style-name="P3">Object Design (UML Object model)</text:p>
      <text:p text:style-name="P3">DB organization (optional)</text:p>
      <text:p text:style-name="P3">Architectural considerations</text:p>
      <text:p text:style-name="P3">Organization of the deployment on the various (logical) tiers</text:p>
      <text:p text:style-name="P3">Used patterns</text:p>
      <text:p text:style-name="P3">GUI design (optional)</text:p>
      <text:p text:style-name="P3">Implementation and deployment</text:p>
      <text:p text:style-name="P3">State management </text:p>
      <text:p text:style-name="P3">web sessions, stateful bean(s) <text:s/></text:p>
      <text:p text:style-name="P3">Authentication and Authorization (optional)</text:p>
      <text:p text:style-name="P3">Transactional behavior</text:p>
      <text:p text:style-name="P3">Technologies used</text:p>
      <text:p text:style-name="P3">Deployment considerations (if any, optional)</text:p>
      <text:p text:style-name="P3">Comments and notes (optional)</text:p>
      <text:p text:style-name="P3">Main problems encountered during the project development </text:p>
      <text:p text:style-name="P3">Any oth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FreeSans1" svg:font-family="FreeSans" style:font-family-generic="swiss"/>
    <style:font-face style:name="Times New Roman" svg:font-family="'Times New Roman'" style:font-family-generic="roman" style:font-pitch="variable"/>
    <style:font-face style:name="Andale Sans UI1"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Times New Roman1" svg:font-family="'Times New Roman'" style:font-family-generic="swiss" style:font-pitch="variable"/>
    <style:font-face style:name="FreeSans" svg:font-family="FreeSans" style:font-family-generic="system" style:font-pitch="variable"/>
    <style:font-face style:name="UKIJ CJK" svg:font-family="'UKIJ CJK'"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UKIJ CJ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UKIJ CJ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o Salvetti</meta:initial-creator>
    <meta:creation-date>2013-01-24T16:33:46</meta:creation-date>
    <meta:generator>LibreOffice/3.4$Linux LibreOffice_project/340m1$Build-402</meta:generator>
    <dc:date>2013-01-26T13:40:27</dc:date>
    <dc:creator>Martino Salvetti</dc:creator>
    <meta:editing-duration>P1DT20H32M42S</meta:editing-duration>
    <meta:editing-cycles>7</meta:editing-cycles>
    <meta:document-statistic meta:table-count="0" meta:image-count="0" meta:object-count="0" meta:page-count="2" meta:paragraph-count="45" meta:word-count="554" meta:character-count="3779" meta:non-whitespace-character-count="3274"/>
  </office:meta>
</office:document-meta>
</file>